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check kernel version in ubuntu</text:p>
      <text:p text:style-name="Text_20_body">Open Terminal and run:</text:p>
      <text:section text:style-name="Sect1" text:name="code-block-viewer">
        <text:p text:style-name="P1"><text:span text:style-name="Source_20_Text">uname -r</text:span></text:p>
      </text:section>
      <text:p text:style-name="Text_20_body">That shows the currently running kernel version.</text:p>
      <text:p text:style-name="Text_20_body">If you want a bit more detail, use:</text:p>
      <text:section text:style-name="Sect1" text:name="Section1">
        <text:p text:style-name="P1"><text:bookmark text:name="code-block-viewer"/><text:span text:style-name="Source_20_Text">uname -a</text:span></text:p>
      </text:section>
      <text:p text:style-name="Text_20_body">Example output:</text:p>
      <text:section text:style-name="Sect1" text:name="Section2">
        <text:p text:style-name="P1"><text:bookmark text:name="code-block-viewer Copy 4"/><text:span text:style-name="Source_20_Text">6.8.0-57-generic</text:span></text:p>
      </text:section>
      <text:p text:style-name="Text_20_body">Here:</text:p>
      <text:list text:style-name="L2">
        <text:list-item>
          <text:p text:style-name="P9"><text:span text:style-name="Source_20_Text">6.8.0</text:span> = kernel version </text:p>
        </text:list-item>
        <text:list-item>
          <text:p text:style-name="P9"><text:span text:style-name="Source_20_Text">57</text:span> = build/revision </text:p>
        </text:list-item>
        <text:list-item>
          <text:p text:style-name="P8"><text:span text:style-name="Source_20_Text">generic</text:span> = Ubuntu’s general-purpose kernel type </text:p>
        </text:list-item>
      </text:list>
      <text:p text:style-name="Text_20_body">To see installed kernel packages too:</text:p>
      <text:section text:style-name="Sect1" text:name="Section3">
        <text:p text:style-name="P1"><text:bookmark text:name="code-block-viewer Copy 5"/><text:span text:style-name="Source_20_Text">dpkg --list | grep linux-image</text:span></text:p>
      </text:section>
      <text:p text:style-name="Text_20_body">And to check Ubuntu version separately:</text:p>
      <text:section text:style-name="Sect1" text:name="Section4">
        <text:p text:style-name="P1"><text:bookmark text:name="code-block-viewer Copy 6"/><text:span text:style-name="Source_20_Text">lsb_release -a</text:span></text:p>
      </text:section>
      <text:p text:style-name="Text_20_body">If you want, I can also show how to check whether your kernel is the one required for the Intel 5300 CSI setup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45:00.086143733</meta:creation-date>
    <dc:date>2026-05-13T09:45:33.607567878</dc:date>
    <meta:editing-duration>PT3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93" meta:character-count="518" meta:non-whitespace-character-count="443"/>
  </office:meta>
</office:document-meta>
</file>